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estCase.Servlet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Case.ServletTestCase( String theName ,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Case.createProtoco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Case.ServletTestCas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